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00000029ADAD178F5E5A648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333ff" draw:fill="none" draw:fill-color="#000000" draw:auto-grow-height="true" draw:auto-grow-width="false" fo:max-height="0cm" fo:min-height="1.289cm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/>
    </style:style>
    <style:style style:name="P2" style:family="paragraph">
      <loext:graphic-properties draw:fill-color="#ffffff"/>
    </style:style>
    <style:style style:name="P3" style:family="paragraph">
      <style:text-properties fo:color="#0000ff" style:font-name="Liberation Sans1" fo:font-size="26pt"/>
    </style:style>
    <style:style style:name="P4" style:family="paragraph">
      <loext:graphic-properties draw:fill="none" draw:fill-color="#000000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1" fo:font-size="26pt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color="#0000ff"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ans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PGAs Lib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19.558cm" svg:height="1.539cm" svg:x="4.318cm" svg:y="1.255cm">
          <draw:text-box>
            <text:p text:style-name="P3"><text:span text:style-name="T2">Patrimonio Tecnológico de la humanidad</text:span></text:p>
          </draw:text-box>
        </draw:frame>
        <draw:frame draw:style-name="gr3" draw:text-style-name="P5" draw:layer="layout" svg:width="16.764cm" svg:height="15.858cm" svg:x="4.826cm" svg:y="3.446cm">
          <draw:image xlink:href="Pictures/10000201000002C00000029ADAD178F5E5A648C5.png" xlink:type="simple" xlink:show="embed" xlink:actuate="onLoad">
            <text:p/>
          </draw:image>
        </draw:frame>
        <draw:frame draw:style-name="gr4" draw:text-style-name="P7" draw:layer="layout" svg:width="4.572cm" svg:height="2.301cm" svg:x="11.43cm" svg:y="4.557cm">
          <draw:text-box>
            <text:p text:style-name="P6"><text:span text:style-name="T3">Software</text:span></text:p>
            <text:p text:style-name="P6"><text:span text:style-name="T3">Libre</text:span></text:p>
          </draw:text-box>
        </draw:frame>
        <draw:frame draw:style-name="gr4" draw:text-style-name="P7" draw:layer="layout" svg:width="5.334cm" svg:height="2.301cm" draw:transform="rotate (-0.996757535813962) translate (18.191cm 6.348cm)">
          <draw:text-box>
            <text:p text:style-name="P6"><text:span text:style-name="T3">Hardware</text:span></text:p>
            <text:p text:style-name="P6"><text:span text:style-name="T3">Libre</text:span></text:p>
          </draw:text-box>
        </draw:frame>
        <draw:frame draw:style-name="gr5" draw:text-style-name="P7" draw:layer="layout" svg:width="4.572cm" svg:height="1.58cm" draw:transform="rotate (0.969006800707252) translate (6.269cm 9.611cm)">
          <draw:text-box>
            <text:p text:style-name="P6"><text:span text:style-name="T3">Repr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6-09-14T18:58:51.441094815</dc:date>
    <meta:editing-duration>P1DT4H41M21S</meta:editing-duration>
    <meta:editing-cycles>7</meta:editing-cycles>
    <meta:generator>LibreOffice/5.1.4.2$Linux_X86_64 LibreOffice_project/10m0$Build-2</meta:generator>
    <meta:document-statistic meta:object-count="31"/>
  </office:meta>
</office:document-meta>
</file>